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V Rainer M. Krug</text:title></text:p>
      <text:p text:style-name="OrgTitle"/>
      <text:p text:style-name="OrgSubtitle"><text:initial-creator>Rainer M. Krug</text:initial-creator></text:p>
      <text:p text:style-name="OrgSubtitle"/>
      <text:p text:style-name="OrgSubtitle"><text:span text:style-name="OrgCode">\today</text:span></text:p>
      <text:p text:style-name="OrgSubtitle"/>
      <text:h text:style-name="Heading_20_1" text:outline-level="1" text:is-list-header="false">
<text:bookmark-start text:name="OrgXref.org5e1723a"/>
<text:bookmark text:name="org5e1723a"/>Personal Details
<text:bookmark-end text:name="OrgXref.org5e1723a"/></text:h>
      <text:h text:style-name="Heading_20_2" text:outline-level="2" text:is-list-header="false">
<text:bookmark-start text:name="OrgXref.org7f496f6"/>
<text:bookmark text:name="org7f496f6"/>Name
<text:bookmark-end text:name="OrgXref.org7f496f6"/></text:h>
      <text:p text:style-name="Text_20_body">Rainer M. Krug
</text:p>
      <text:h text:style-name="Heading_20_2" text:outline-level="2" text:is-list-header="false">
<text:bookmark-start text:name="OrgXref.orgedf4e3c"/>
<text:bookmark text:name="orgedf4e3c"/>Address
<text:bookmark-end text:name="OrgXref.orgedf4e3c"/></text:h>
      <text:p text:style-name="Text_20_body">Le Petit Plessis 1B <text:line-break/>78730 Longvilliers <text:line-break/>France
</text:p>
      <text:h text:style-name="Heading_20_2" text:outline-level="2" text:is-list-header="false">
<text:bookmark-start text:name="OrgXref.org64d547f"/>
<text:bookmark text:name="org64d547f"/>Telephone
<text:bookmark-end text:name="OrgXref.org64d547f"/></text:h>
      <text:p text:style-name="Text_20_body">+33 9 53 10 27 44
</text:p>
      <text:h text:style-name="Heading_20_2" text:outline-level="2" text:is-list-header="false">
<text:bookmark-start text:name="OrgXref.org0219789"/>
<text:bookmark text:name="org0219789"/>Mobile
<text:bookmark-end text:name="OrgXref.org0219789"/></text:h>
      <text:p text:style-name="Text_20_body">+33 6 85 62 59 98
</text:p>
      <text:h text:style-name="Heading_20_2" text:outline-level="2" text:is-list-header="false">
<text:bookmark-start text:name="OrgXref.orgc602ff2"/>
<text:bookmark text:name="orgc602ff2"/>Fax
<text:bookmark-end text:name="OrgXref.orgc602ff2"/></text:h>
      <text:p text:style-name="Text_20_body">+33 9 53 10 27 44
</text:p>
      <text:h text:style-name="Heading_20_2" text:outline-level="2" text:is-list-header="false">
<text:bookmark-start text:name="OrgXref.orgfcc8987"/>
<text:bookmark text:name="orgfcc8987"/>E-mail
<text:bookmark-end text:name="OrgXref.orgfcc8987"/></text:h>
      <text:p text:style-name="Text_20_body">Rainer@krugs.de
</text:p>
      <text:h text:style-name="Heading_20_2" text:outline-level="2" text:is-list-header="false">
<text:bookmark-start text:name="OrgXref.org6f394a6"/>
<text:bookmark text:name="org6f394a6"/>Date of birth
<text:bookmark-end text:name="OrgXref.org6f394a6"/></text:h>
      <text:p text:style-name="Text_20_body">12 April 1968
</text:p>
      <text:h text:style-name="Heading_20_2" text:outline-level="2" text:is-list-header="false">
<text:bookmark-start text:name="OrgXref.org4978538"/>
<text:bookmark text:name="org4978538"/>Civil status
<text:bookmark-end text:name="OrgXref.org4978538"/></text:h>
      <text:p text:style-name="Text_20_body">married, one daughter
</text:p>
      <text:h text:style-name="Heading_20_1" text:outline-level="1" text:is-list-header="false">
<text:bookmark-start text:name="OrgXref.org29b4e8b"/>
<text:bookmark text:name="org29b4e8b"/>Qualifications
<text:bookmark-end text:name="OrgXref.org29b4e8b"/></text:h>
      <text:h text:style-name="Heading_20_2" text:outline-level="2" text:is-list-header="false">
<text:bookmark-start text:name="OrgXref.org9e58f0c"/>
<text:bookmark text:name="org9e58f0c"/>Postgraduate
<text:bookmark-end text:name="OrgXref.org9e58f0c"/></text:h>
      <text:h text:style-name="Heading_20_2" text:outline-level="2" text:is-list-header="false">
<text:bookmark-start text:name="OrgXref.org115ce7a"/>
<text:bookmark text:name="org115ce7a"/>2008
<text:bookmark-end text:name="OrgXref.org115ce7a"/></text:h>
      <text:p text:style-name="Text_20_body"><text:span text:style-name="Bold">PhD in Conservation Ecology</text:span>, Stellenbosch University, South Africa
</text:p>
      <text:p text:style-name="Text_20_body">Thesis Title: Modelling seed dispersal in restoration and biological
invasion.
</text:p>
      <text:h text:style-name="Heading_20_2" text:outline-level="2" text:is-list-header="false">
<text:bookmark-start text:name="OrgXref.org3c2e43a"/>
<text:bookmark text:name="org3c2e43a"/>1997
<text:bookmark-end text:name="OrgXref.org3c2e43a"/></text:h>
      <text:p text:style-name="Text_20_body"><text:span text:style-name="Bold">MSc Conservation Biology</text:span>, University of Cape Town, South Africa
</text:p>
      <text:p text:style-name="Text_20_body">Thesis topic: The Genetic Diversity in a Founded Population of the
African buffalo (<text:span text:style-name="Emphasis">Syncerus caffer</text:span>): an example of an Artificial
Bottleneck.
</text:p>
      <text:h text:style-name="Heading_20_2" text:outline-level="2" text:is-list-header="false">
<text:bookmark-start text:name="OrgXref.orga73655d"/>
<text:bookmark text:name="orga73655d"/>1995
<text:bookmark-end text:name="OrgXref.orga73655d"/></text:h>
      <text:p text:style-name="Text_20_body"><text:span text:style-name="Bold">Diplom (MSc equivalent) in Physics</text:span>, Philips-Universität Marburg, Germany
</text:p>
      <text:p text:style-name="Text_20_body">Thesis Title: Der Einfluss von Habitat Heterogenität auf die mittlere
Überlebensdauer von Populationen (The influence of habitat heterogeneity
on the mean survival time of populations)<text:line-break/>Subjects for oral examination: Experimental Physics, Theoretical
Physics, Ecological Modelling, Biology
</text:p>
      <text:h text:style-name="Heading_20_2" text:outline-level="2" text:is-list-header="false">
<text:bookmark-start text:name="OrgXref.org0c4406e"/>
<text:bookmark text:name="org0c4406e"/>Undergraduate
<text:bookmark-end text:name="OrgXref.org0c4406e"/></text:h>
      <text:h text:style-name="Heading_20_2" text:outline-level="2" text:is-list-header="false">
<text:bookmark-start text:name="OrgXref.org73f200d"/>
<text:bookmark text:name="org73f200d"/>1992
<text:bookmark-end text:name="OrgXref.org73f200d"/></text:h>
      <text:p text:style-name="Text_20_body"><text:span text:style-name="Bold">Vor-Diplom (BSc equivalent) in physics</text:span>, Philips-Universität Marburg, Germany
</text:p>
      <text:p text:style-name="Text_20_body">Subjects for oral examination: Experimental Physics, Theoretical
Physics, Mathematics, Chemistry.
</text:p>
      <text:h text:style-name="Heading_20_1" text:outline-level="1" text:is-list-header="false">
<text:bookmark-start text:name="OrgXref.orgd96ebdc"/>
<text:bookmark text:name="orgd96ebdc"/>Positions held
<text:bookmark-end text:name="OrgXref.orgd96ebdc"/></text:h>
      <text:h text:style-name="Heading_20_2" text:outline-level="2" text:is-list-header="false">
<text:bookmark-start text:name="OrgXref.orgb16e0cd"/>
<text:bookmark text:name="orgb16e0cd"/>10/2016 – 12/2016
<text:bookmark-end text:name="OrgXref.orgb16e0cd"/></text:h>
      <text:p text:style-name="Text_20_body"><text:span text:style-name="Bold">Laboratoire Ecologie, Systematique et Evolution, Paris Sud</text:span> 
</text:p>
      <text:p text:style-name="Text_20_body">Researcher
</text:p>
      <text:h text:style-name="Heading_20_2" text:outline-level="2" text:is-list-header="false">
<text:bookmark-start text:name="OrgXref.org7d8df75"/>
<text:bookmark text:name="org7d8df75"/>08/2015 – 09/2015
<text:bookmark-end text:name="OrgXref.org7d8df75"/></text:h>
      <text:p text:style-name="Text_20_body"><text:span text:style-name="Bold">Laboratoire Ecologie, Systematique et Evolution, Paris Sud</text:span> 
</text:p>
      <text:p text:style-name="Text_20_body">Postdoctoral Researcher
</text:p>
      <text:h text:style-name="Heading_20_2" text:outline-level="2" text:is-list-header="false">
<text:bookmark-start text:name="OrgXref.orge8a40d7"/>
<text:bookmark text:name="orge8a40d7"/>11/2014 – 12/2014
<text:bookmark-end text:name="OrgXref.orge8a40d7"/></text:h>
      <text:p text:style-name="Text_20_body"><text:span text:style-name="Bold">Laboratoire Ecologie, Systematique et Evolution, Paris Sud</text:span> 
</text:p>
      <text:p text:style-name="Text_20_body">Postdoctoral Researcher
</text:p>
      <text:h text:style-name="Heading_20_2" text:outline-level="2" text:is-list-header="false">
<text:bookmark-start text:name="OrgXref.org1a910af"/>
<text:bookmark text:name="org1a910af"/>09/2013 – 11/2013
<text:bookmark-end text:name="OrgXref.org1a910af"/></text:h>
      <text:p text:style-name="Text_20_body"><text:span text:style-name="Bold">Laboratoire Ecologie, Systematique et Evolution, Paris Sud</text:span>
</text:p>
      <text:p text:style-name="Text_20_body">Postdoctoral Researcher
</text:p>
      <text:h text:style-name="Heading_20_2" text:outline-level="2" text:is-list-header="false">
<text:bookmark-start text:name="OrgXref.org9826094"/>
<text:bookmark text:name="org9826094"/>08/2011 – present
<text:bookmark-end text:name="OrgXref.org9826094"/></text:h>
      <text:p text:style-name="Text_20_body"><text:span text:style-name="Bold">DST-NRF Centre of Excellence for Invasion Biology, Stellenbosch University</text:span>
</text:p>
      <text:p text:style-name="Text_20_body">Research Associate
</text:p>
      <text:h text:style-name="Heading_20_2" text:outline-level="2" text:is-list-header="false">
<text:bookmark-start text:name="OrgXref.org5d12410"/>
<text:bookmark text:name="org5d12410"/>06/2008 – 06/2008
<text:bookmark-end text:name="OrgXref.org5d12410"/></text:h>
      <text:p text:style-name="Text_20_body"><text:span text:style-name="Bold">DST-NRF Centre of Excellence for Invasion Biology, Stellenbosch University</text:span>
</text:p>
      <text:p text:style-name="Text_20_body">Postdoctoral Research Fellow, hosted by Prof. Dave Richardson.
</text:p>
      <text:h text:style-name="Heading_20_2" text:outline-level="2" text:is-list-header="false">
<text:bookmark-start text:name="OrgXref.org6f16c1a"/>
<text:bookmark text:name="org6f16c1a"/>06/2007 – 06/2008
<text:bookmark-end text:name="OrgXref.org6f16c1a"/></text:h>
      <text:p text:style-name="Text_20_body"><text:span text:style-name="Bold">Plant Conservation Unit, University of Cape Town</text:span> 
</text:p>
      <text:p text:style-name="Text_20_body">Postdoctoral Research Fellow, hosted by Prof. Timm Hoffman.
</text:p>
      <text:h text:style-name="Heading_20_1" text:outline-level="1" text:is-list-header="false">
<text:bookmark-start text:name="OrgXref.org3b33e51"/>
<text:bookmark text:name="org3b33e51"/>Areas of Interest and expertise
<text:bookmark-end text:name="OrgXref.org3b33e51"/></text:h>
      <text:p text:style-name="Text_20_body">Ecological Modelling; statistical computing; combined modelling and
experimental approaches; invasive species management; spatial pattern
analysis; decision support; open source tools
</text:p>
      <text:p text:style-name="Text_20_body">My research interest and focus is on 1) spatial modeling and analysis
of pattern and processes and their integration with field experiments
and observations, ranging from population (local) to ecosystem
(regional) scale, 2) the impact of change (climate change, human
impacts, alien spread, …) and conscious human actions (management)
on these pattern and ultimately on the function of these ecosystems
and ecosystem services, and 3) the use of models in decision support
of the management of natural resources.
</text:p>
      <text:p text:style-name="Text_20_body">During my research career I have developed and used different types of
models, ranging from individual based models, over hybrid models using
individual based approaches together with grid based elements, to pure
grid based models. The systems studied ranged from populations and
communities on the local scale to community dynamics (e.g. grassland -
shrubland dynamics, two biocontrol species one invasive species
system, spread of three alien invasive species) on the local scale and
spread simulations of individual species on the national scale under
different climate change scenarios. Most of my research included
different management scenarios in the form of alien plant management
actions.
</text:p>
      <text:p text:style-name="Text_20_body">Nearly all the simulation and analysis tools I use (and used) are Open
Source software (R, GRASS GIS, QGIS). This provides the flexibility to
develop the simulation models and analysis protocols without
additional costs, distribute them freely and to enable others
(scientists as well as implementing agencies like nature conservation
agencies) to use and evaluate the code without limitations and without
having to purchased specific software, i.e. reproducible
research. Reproducible research includes for me to use scripts in
analysis and generation of graphs and to make these as well as the
simulation models available (as far as funder conditions allow this).
</text:p>
      <text:h text:style-name="Heading_20_1" text:outline-level="1" text:is-list-header="false">
<text:bookmark-start text:name="OrgXref.org974e29e"/>
<text:bookmark text:name="org974e29e"/>Research Projects
<text:bookmark-end text:name="OrgXref.org974e29e"/></text:h>
      <text:h text:style-name="Heading_20_2" text:outline-level="2" text:is-list-header="false">
<text:bookmark-start text:name="OrgXref.org545137b"/>
<text:bookmark text:name="org545137b"/>10/2016 – present
<text:bookmark-end text:name="OrgXref.org545137b"/></text:h>
      <text:p text:style-name="Text_20_body">Literature Analysis of Scenarios and Models on Global scale (<text:span text:style-name="Bold">Laboratoire Ecologie, Systematique et Evolution, Paris Sud</text:span>).
</text:p>
      <text:h text:style-name="Heading_20_2" text:outline-level="2" text:is-list-header="false">
<text:bookmark-start text:name="OrgXref.org2322261"/>
<text:bookmark text:name="org2322261"/>08/2015 – 09/2015
<text:bookmark-end text:name="OrgXref.org2322261"/></text:h>
      <text:p text:style-name="Text_20_body">Analyze measured vertical wind profiles to improve the performance of
a forest growth model (CASTANEA) in regards to energy balance
(<text:span text:style-name="Bold">Laboratoire Ecologie, Systematique et Evolution, Paris Sud</text:span>).
</text:p>
      <text:h text:style-name="Heading_20_2" text:outline-level="2" text:is-list-header="false">
<text:bookmark-start text:name="OrgXref.orgff5733b"/>
<text:bookmark text:name="orgff5733b"/>11/2014 – 12/2014
<text:bookmark-end text:name="OrgXref.orgff5733b"/></text:h>
      <text:p text:style-name="Text_20_body">Develop proof of concept for assessing multi species forest community
productivity (<text:span text:style-name="Bold">Laboratoire Ecologie, Systematique et Evolution, Paris Sud</text:span>).
</text:p>
      <text:h text:style-name="Heading_20_2" text:outline-level="2" text:is-list-header="false">
<text:bookmark-start text:name="OrgXref.org42ee554"/>
<text:bookmark text:name="org42ee554"/>09/2013 – 11/2013
<text:bookmark-end text:name="OrgXref.org42ee554"/></text:h>
      <text:p text:style-name="Text_20_body">Adapt the framework developed to simulate the alien spread in the
Western Cape for management of invasive alien species in the
Drakensberg in Southern Africa (<text:span text:style-name="Bold">Laboratoire Ecologie, Systematique et Evolution, Paris Sud</text:span>). 
</text:p>
      <text:h text:style-name="Heading_20_2" text:outline-level="2" text:is-list-header="false">
<text:bookmark-start text:name="OrgXref.org7440f7f"/>
<text:bookmark text:name="org7440f7f"/>2008 – 2012
<text:bookmark-end text:name="OrgXref.org7440f7f"/></text:h>
      <text:p text:style-name="Text_20_body"><text:span text:style-name="Bold">DST-NRF Centre of Excellence for Invasion Biology, Stellenbosch University</text:span>
</text:p>
      <text:p text:style-name="Text_20_body">Investigating the temporal dynamics and the spread of biocontrol
agents and their host plants on a landscape scale using a GIS based
ecological simulation model, as well a non-spatial approach to
understand diverse aspects of the interaction between biocontrol agent
and host plant and how these interactions influence the effectiveness
of biocontrol agents in halting the spread of invasive
species. Results from the project were used to inform implementing
agencies and are communicated in the form of contributions to a
handbook.
</text:p>
      <text:p text:style-name="Text_20_body">Modelling the spread of alien species in the Western Cape with the aim
of optimising the alien management strategies. This project included
aspects ranging from using an Analytical Hierarchical Process to capture
and quantify the subjective decision making process of prioritizing,
translating this into a spatial simulation model, developing a
spatial-temporal simulation model which included fire, alien plant
management, different dispersal vectors (wind, water, birds) and to use
high performance computing infrastructure (cluster) to run the
simulations and to develop a package for R to compare the different
resulting prioritisation maps spatially.
</text:p>
      <text:p text:style-name="Text_20_body">Investigating the spread of invasive species under different climate
change scenarios. This involved developing the spread models (population
based as well as probabilistic) which included climatic suitability maps
to project the observed distribution under different climate change
scenarios to identify risk areas and to assess the invasive potential of
these species.
</text:p>
      <text:p text:style-name="Text_20_body">Assessing the viability of pine plantations under different (and
changing) fire regimes using a basic modelling approach.
</text:p>
      <text:h text:style-name="Heading_20_2" text:outline-level="2" text:is-list-header="false">
<text:bookmark-start text:name="OrgXref.orgbfefbc7"/>
<text:bookmark text:name="orgbfefbc7"/>2008 – 2012
<text:bookmark-end text:name="OrgXref.orgbfefbc7"/></text:h>
      <text:p text:style-name="Text_20_body">Investigating the temporal dynamics and the spread of biocontrol
agents and their host plants on a landscape scale using a GIS based
ecological simulation model. Results from the project were used to
inform implementing agencies and are communicated in the form of
contributions to a handbook (<text:span text:style-name="Bold">DST-NRF Centre of Excellence for Invasion Biology, Stellenbosch University</text:span>).
</text:p>
      <text:p text:style-name="Text_20_body">Modelling the spread of alien species in the Western Cape with the aim
of optimising the alien management strategies. Using an Analytical Hierarchical Process to capture
and quantify the subjective decision making process,
translating this into a spatial simulation model which included fire, alien plant
management and different dispersal vectors (wind, water, birds) modules and to use
high performance computing infrastructure (cluster) for simulations (<text:span text:style-name="Bold">DST-NRF Centre of Excellence for Invasion Biology, Stellenbosch University</text:span>).
</text:p>
      <text:p text:style-name="Text_20_body">Investigating the spread of invasive species under different climate
change scenarios (<text:span text:style-name="Bold">DST-NRF Centre of Excellence for Invasion Biology, Stellenbosch University</text:span>). 
</text:p>
      <text:p text:style-name="Text_20_body">Assessing the viability of pine plantations under different (and
changing) fire regimes using a basic modelling approach (<text:span text:style-name="Bold">DST-NRF Centre of Excellence for Invasion Biology, Stellenbosch University</text:span>).
</text:p>
      <text:h text:style-name="Heading_20_2" text:outline-level="2" text:is-list-header="false">
<text:bookmark-start text:name="OrgXref.orgca86d88"/>
<text:bookmark text:name="orgca86d88"/>2007 – 2008
<text:bookmark-end text:name="OrgXref.orgca86d88"/></text:h>
      <text:p text:style-name="Text_20_body">Analyzing the population dynamics of <text:span text:style-name="Emphasis">Aloe pillansii</text:span>, a tree aloe, with
focus on the recruitment events and their reconstruction(<text:span text:style-name="Bold">Plant Conservation Unit, University of Cape Town</text:span>).
</text:p>
      <text:h text:style-name="Heading_20_2" text:outline-level="2" text:is-list-header="false">
<text:bookmark-start text:name="OrgXref.org8b9c24c"/>
<text:bookmark text:name="org8b9c24c"/>2000 – 2007
<text:bookmark-end text:name="OrgXref.org8b9c24c"/></text:h>
      <text:p text:style-name="Text_20_body">Modelling the role of seed dispersal in restoration and biological
invasion, and investigating factors influencing the spread of a
species.  using a rule-based simulation models based on data and
experts opinions (<text:span text:style-name="Bold">Conservation Ecology and Entomology department, Stellenbosch University</text:span>).
</text:p>
      <text:h text:style-name="Heading_20_2" text:outline-level="2" text:is-list-header="false">
<text:bookmark-start text:name="OrgXref.orgb3a8fc3"/>
<text:bookmark text:name="orgb3a8fc3"/>1996 – 1997
<text:bookmark-end text:name="OrgXref.orgb3a8fc3"/></text:h>
      <text:p text:style-name="Text_20_body">Investigated the genetic heterogeneity of three populations of African
Buffalo using microsatellites (<text:span text:style-name="Bold">Percy FitzPatrick Institute of African Ornithology, University of Cape Town</text:span>).
</text:p>
      <text:h text:style-name="Heading_20_2" text:outline-level="2" text:is-list-header="false">
<text:bookmark-start text:name="OrgXref.orgedad8ea"/>
<text:bookmark text:name="orgedad8ea"/>1995 – 1995
<text:bookmark-end text:name="OrgXref.orgedad8ea"/></text:h>
      <text:p text:style-name="Text_20_body">Development of an individual based simulation model focussing on the effect of habitat
use on the mean survival time of populations (<text:span text:style-name="Bold">Department of Physics,
Philipps-Universität Marburg</text:span>).
</text:p>
      <text:h text:style-name="Heading_20_1" text:outline-level="1" text:is-list-header="false">
<text:bookmark-start text:name="OrgXref.orgcc17f9e"/>
<text:bookmark text:name="orgcc17f9e"/>Additional skills
<text:bookmark-end text:name="OrgXref.orgcc17f9e"/></text:h>
      <text:h text:style-name="Heading_20_2" text:outline-level="2" text:is-list-header="false">
<text:bookmark-start text:name="OrgXref.org78c260c"/>
<text:bookmark text:name="org78c260c"/>Computer
<text:bookmark-end text:name="OrgXref.org78c260c"/></text:h>
      <text:p text:style-name="Text_20_body"><text:span text:style-name="Bold">Operating System</text:span> Expert Linux user; advanced Mac and Windows user
</text:p>
      <text:p text:style-name="Text_20_body"><text:span text:style-name="Bold">Programming Languages</text:span> Extensive experience in programming in R,
Delphi / Pascal; user of LaTeX; basic usage of C
</text:p>
      <text:p text:style-name="Text_20_body"><text:span text:style-name="Bold">Programs</text:span> Extensive experience in R, GRASS; Daily Emacs user; MS
Office programs / Libre Office; basic experience of QGIS and Arc-GIS
</text:p>
      <text:h text:style-name="Heading_20_2" text:outline-level="2" text:is-list-header="false">
<text:bookmark-start text:name="OrgXref.org1d5e22d"/>
<text:bookmark text:name="org1d5e22d"/>Language
<text:bookmark-end text:name="OrgXref.org1d5e22d"/></text:h>
      <text:p text:style-name="Text_20_body"><text:span text:style-name="Bold">German</text:span> native language
</text:p>
      <text:p text:style-name="Text_20_body"><text:span text:style-name="Bold">English</text:span> reading, writing and speaking fluent
</text:p>
      <text:p text:style-name="Text_20_body"><text:span text:style-name="Bold">French</text:span> reading, writing and speaking fair
</text:p>
      <text:h text:style-name="Heading_20_1" text:outline-level="1" text:is-list-header="false">
<text:bookmark-start text:name="OrgXref.org4516676"/>
<text:bookmark text:name="org4516676"/>Grants
<text:bookmark-end text:name="OrgXref.org4516676"/></text:h>
      <text:h text:style-name="Heading_20_2" text:outline-level="2" text:is-list-header="false">
<text:bookmark-start text:name="OrgXref.orgf8d7426"/>
<text:bookmark text:name="orgf8d7426"/>2009 – 2010
<text:bookmark-end text:name="OrgXref.orgf8d7426"/></text:h>
      <text:p text:style-name="Text_20_body">NRF Freestanding Postdoctoral Fellowship
</text:p>
      <text:h text:style-name="Heading_20_2" text:outline-level="2" text:is-list-header="false">
<text:bookmark-start text:name="OrgXref.org65dbad8"/>
<text:bookmark text:name="org65dbad8"/>1999 – 2000
<text:bookmark-end text:name="OrgXref.org65dbad8"/></text:h>
      <text:p text:style-name="Text_20_body">Deutscher Akademischer Austauschdienst (DAAD: German Academic Exchange
Service) grant to conduct fieldwork for PhD at Gobabeb, Namibia.
</text:p>
      <text:h text:style-name="Heading_20_2" text:outline-level="2" text:is-list-header="false">
<text:bookmark-start text:name="OrgXref.orgebe0de6"/>
<text:bookmark text:name="orgebe0de6"/>1996 – 1997
<text:bookmark-end text:name="OrgXref.orgebe0de6"/></text:h>
      <text:p text:style-name="Text_20_body">Deutscher Akademischer Austauschdienst (DAAD: German Academic Exchange
Service) grant to attend MSc in Conservation Biology course at UCT.
</text:p>
      <text:h text:style-name="Heading_20_1" text:outline-level="1" text:is-list-header="false">
<text:bookmark-start text:name="OrgXref.org8a1aefe"/>
<text:bookmark text:name="org8a1aefe"/>Teaching Experience
<text:bookmark-end text:name="OrgXref.org8a1aefe"/></text:h>
      <text:h text:style-name="Heading_20_2" text:outline-level="2" text:is-list-header="false">
<text:bookmark-start text:name="OrgXref.org3999af2"/>
<text:bookmark text:name="org3999af2"/>Postgraduate teaching
<text:bookmark-end text:name="OrgXref.org3999af2"/></text:h>
      <text:p text:style-name="Text_20_body">"Introduction to True Basic", a one-week introductory course to the
ecological modelling module as part of the MSc Conservation Biology at
the University of Cape Town. For the same course, I assisted in
lecturing the module "Ecological Modelling" for three years.
</text:p>
      <text:p text:style-name="Text_20_body">Seven week course including assignments on models in ecology as part
of the BWE 424 course in the Department of Conservation Ecology, as
well as additional lectures on models in ecology, and I regularly
assisted in teaching Leslie Matrix modelling in a module on
sustainable harvesting.
</text:p>
      <text:p text:style-name="Text_20_body">I taught six practicals for the Population and Conservation Ecology
undergraduate course at the Stellenbosch University.
</text:p>
      <text:h text:style-name="Heading_20_2" text:outline-level="2" text:is-list-header="false">
<text:bookmark-start text:name="OrgXref.orgc3491f9"/>
<text:bookmark text:name="orgc3491f9"/>Student supervision
<text:bookmark-end text:name="OrgXref.orgc3491f9"/></text:h>
      <text:p text:style-name="Text_20_body">During my PhD I co-supervised an MSc student who investigated seed
dispersal in Renosterveld by conducting seed trapping experiments. 
</text:p>
      <text:h text:style-name="Heading_20_2" text:outline-level="2" text:is-list-header="false">
<text:bookmark-start text:name="OrgXref.org3365421"/>
<text:bookmark text:name="org3365421"/>Block course
<text:bookmark-end text:name="OrgXref.org3365421"/></text:h>
      <text:p text:style-name="Text_20_body">R introductory R block courses to students from postgraduate to
postdoctoral level (between 2 and 3 days 
</text:p>
      <text:h text:style-name="Heading_20_2" text:outline-level="2" text:is-list-header="false">
<text:bookmark-start text:name="OrgXref.org07cca36"/>
<text:bookmark text:name="org07cca36"/>Other teaching
<text:bookmark-end text:name="OrgXref.org07cca36"/></text:h>
      <text:p text:style-name="Text_20_body">Involved in conducting the Tygerberg Olympiad, a project for grade
nine to eleven learners, in which they are taught aspects ranging from
ecological, legal, archeological aspects concerning the region
(Tygerberg). At the end, they are expected to give a short
presentation and prices are handed out.
</text:p>
      <text:h text:style-name="Heading_20_1" text:outline-level="1" text:is-list-header="false">
<text:bookmark-start text:name="OrgXref.org2bb4e4f"/>
<text:bookmark text:name="org2bb4e4f"/>Other Experience
<text:bookmark-end text:name="OrgXref.org2bb4e4f"/></text:h>
      <text:p text:style-name="Text_20_body">During my time at the desert research station Gobabeb (1997 2000), I was
involved in conducting participatory workshops with the local
communities on fog harvesting and sustainable use of the nara fruit.
</text:p>
      <text:h text:style-name="Heading_20_1" text:outline-level="1" text:is-list-header="false">
<text:bookmark-start text:name="OrgXref.orge50e45e"/>
<text:bookmark text:name="orge50e45e"/>Publications
<text:bookmark-end text:name="OrgXref.orge50e45e"/></text:h>
      <text:h text:style-name="Heading_20_2" text:outline-level="2" text:is-list-header="false">
<text:bookmark-start text:name="OrgXref.org78f8614"/>
<text:bookmark text:name="org78f8614"/>Peer-reviewed Journals
<text:bookmark-end text:name="OrgXref.org78f8614"/></text:h>
      <text:h text:style-name="Heading_20_2" text:outline-level="2" text:is-list-header="false">
<text:bookmark-start text:name="OrgXref.orgadbc2c3"/>
<text:bookmark text:name="orgadbc2c3"/>Book Chapters
<text:bookmark-end text:name="OrgXref.orgadbc2c3"/></text:h>
      <text:h text:style-name="Heading_20_2" text:outline-level="2" text:is-list-header="false">
<text:bookmark-start text:name="OrgXref.orgea4fc7d"/>
<text:bookmark text:name="orgea4fc7d"/>Conference proceedings
<text:bookmark-end text:name="OrgXref.orgea4fc7d"/></text:h>
      <text:h text:style-name="Heading_20_2" text:outline-level="2" text:is-list-header="false">
<text:bookmark-start text:name="OrgXref.org1011938"/>
<text:bookmark text:name="org1011938"/>Conference presentations
<text:bookmark-end text:name="OrgXref.org1011938"/></text:h>
      <text:p text:style-name="Text_20_body">Only first author, except invited keynote presentations
</text:p>
      <text:h text:style-name="Heading_20_2" text:outline-level="2" text:is-list-header="false">
<text:bookmark-start text:name="OrgXref.org8c222c0"/>
<text:bookmark text:name="org8c222c0"/>Software Packages
<text:bookmark-end text:name="OrgXref.org8c222c0"/></text:h>
      <text:h text:style-name="Heading_20_2" text:outline-level="2" text:is-list-header="false">
<text:bookmark-start text:name="OrgXref.orga93cdbf"/>
<text:bookmark text:name="orga93cdbf"/>Guest lectures
<text:bookmark-end text:name="OrgXref.orga93cdbf"/></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ainer M. Krug</dc:creator>
    <meta:initial-creator>Rainer M. Krug</meta:initial-creator>
    <dc:date>2016-10-06T11:43:58</dc:date>
    <meta:creation-date>2016-10-06T11:43:58</meta:creation-date>
    <meta:generator>Emacs 25.1.1 (Org mode 8.3.6)</meta:generator>
    <meta:keyword/>
    <dc:subject/>
    <dc:title>CV Rainer M. Krug</dc:title>
  </office:meta>
</office:document-meta>
</file>